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XB Zar" fo:font-weight="bold" officeooo:rsid="0034ed8f" officeooo:paragraph-rsid="0034ed8f" style:font-weight-asian="bold" style:font-name-complex="XB 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39ff38" style:font-weight-asian="bold" style:font-name-complex="XB Zar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9ff38" style:font-weight-asian="normal" style:font-name-complex="XB Zar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XB Zar" fo:font-weight="bold" officeooo:rsid="0039ff38" officeooo:paragraph-rsid="0039ff38" style:font-weight-asian="bold" style:font-name-complex="XB Zar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9ff38" style:font-weight-asian="normal" style:font-name-complex="XB Zar" style:font-weight-complex="normal"/>
    </style:style>
    <style:style style:name="T1" style:family="text">
      <style:text-properties fo:font-size="6pt" style:font-size-complex="6pt"/>
    </style:style>
    <style:style style:name="T2" style:family="text">
      <style:text-properties officeooo:rsid="0034ed8f"/>
    </style:style>
    <style:style style:name="T3" style:family="text">
      <style:text-properties officeooo:rsid="0036d792"/>
    </style:style>
    <style:style style:name="T4" style:family="text">
      <style:text-properties officeooo:rsid="0039ff38"/>
    </style:style>
    <style:style style:name="T5" style:family="text">
      <style:text-properties officeooo:rsid="003ba8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4">۱- کانفیگ ssh</text:p>
      <text:p text:style-name="P7"/>
      <text:p text:style-name="P7"/>
      <text:p text:style-name="P7"/>
      <text:p text:style-name="P4"/>
      <text:p text:style-name="P5"><text:span text:style-name="T4">۲</text:span>- <text:span text:style-name="T5">پسورد ریکاوری در سوییچ</text:span></text:p>
      <text:p text:style-name="P7"/>
      <text:p text:style-name="P7"/>
      <text:p text:style-name="P7"/>
      <text:p text:style-name="P7"/>
      <text:p text:style-name="P9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منابع:</text:p>
      <text:p text:style-name="P6"><text:a xlink:type="simple" xlink:href="https://www.networkcomputing.com/networking/understanding-ipv6-what-solicited-node-multicast" text:style-name="Internet_20_link" text:visited-style-name="Visited_20_Internet_20_Link"><text:span text:style-name="T1">https://www.networkcomputing.com/networking/understanding-ipv6-what-solicited-node-multicast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7-16T19:45:21.270565128</dc:date>
    <meta:editing-duration>PT16H51M45S</meta:editing-duration>
    <meta:editing-cycles>14</meta:editing-cycles>
    <meta:generator>LibreOffice/7.3.4.2$Linux_X86_64 LibreOffice_project/30$Build-2</meta:generator>
    <meta:document-statistic meta:table-count="0" meta:image-count="0" meta:object-count="0" meta:page-count="1" meta:paragraph-count="6" meta:word-count="16" meta:character-count="163" meta:non-whitespace-character-count="153"/>
  </office:meta>
</office:document-meta>
</file>